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Egyptienne F Black" svg:font-family="'Egyptienne F Black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1pt" style:font-size-asian="11pt" style:font-size-complex="11pt"/>
    </style:style>
    <style:style style:name="P2" style:family="paragraph" style:parent-style-name="Standard">
      <style:text-properties fo:color="#000000" loext:opacity="100%" style:font-name="DejaVu Sans Mono" fo:font-size="11pt" style:font-size-asian="11pt" style:font-size-complex="11pt"/>
    </style:style>
    <style:style style:name="P3" style:family="paragraph" style:parent-style-name="Standard">
      <style:text-properties fo:color="#000000" loext:opacity="100%" style:font-name="DejaVu Sans Mono" fo:font-size="11pt" officeooo:paragraph-rsid="0012108d" style:font-size-asian="11pt" style:font-size-complex="11pt"/>
    </style:style>
    <style:style style:name="P4" style:family="paragraph" style:parent-style-name="Standard">
      <style:paragraph-properties fo:break-before="column"/>
      <style:text-properties fo:color="#000000" loext:opacity="100%" style:font-name="DejaVu Sans Mono" fo:font-size="11pt" officeooo:paragraph-rsid="0012108d" style:font-size-asian="11pt" style:font-size-complex="11pt"/>
    </style:style>
    <style:style style:name="P5" style:family="paragraph" style:parent-style-name="Standard">
      <style:text-properties fo:color="#000000" loext:opacity="100%" style:font-name="DejaVu Sans Mono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color="#000000" loext:opacity="100%" style:font-name="DejaVu Sans Mono" fo:font-size="11pt" fo:font-style="italic" fo:font-weight="normal" officeooo:paragraph-rsid="0012108d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text-properties fo:color="#000000" loext:opacity="100%" style:font-name="DejaVu Sans 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4304d"/>
    </style:style>
    <style:style style:name="T2" style:family="text">
      <style:text-properties fo:color="#127622" loext:opacity="100%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iltins.BaseException</text:p>
      <text:p text:style-name="P2"><text:s text:c="2"/>builtins.BaseExceptionGroup</text:p>
      <text:p text:style-name="P2"><text:s text:c="4"/>builtins.ExceptionGroup</text:p>
      <text:p text:style-name="P2"><text:s text:c="2"/>builtins.Exception</text:p>
      <text:p text:style-name="P2"><text:s text:c="4"/><text:span text:style-name="T3">builtins.ArithmeticError</text:span></text:p>
      <text:p text:style-name="P5"><text:s text:c="6"/>builtins.FloatingPointError</text:p>
      <text:p text:style-name="P5"><text:s text:c="6"/>builtins.OverflowError</text:p>
      <text:p text:style-name="P5"><text:s text:c="6"/>builtins.ZeroDivisionError</text:p>
      <text:p text:style-name="P5"><text:s text:c="4"/>builtins.AssertionError</text:p>
      <text:p text:style-name="P5"><text:s text:c="4"/>builtins.AttributeError</text:p>
      <text:p text:style-name="P5"><text:s text:c="4"/>builtins.BufferError</text:p>
      <text:p text:style-name="P5"><text:s text:c="4"/>builtins.EOFError</text:p>
      <text:p text:style-name="P5"><text:s text:c="4"/>builtins.ImportError</text:p>
      <text:p text:style-name="P5"><text:s text:c="6"/>builtins.ModuleNotFoundError</text:p>
      <text:p text:style-name="P5"><text:s text:c="6"/>zipimport.ZipImportError</text:p>
      <text:p text:style-name="P5"><text:s text:c="4"/>builtins.LookupError</text:p>
      <text:p text:style-name="P5"><text:s text:c="6"/>builtins.IndexError</text:p>
      <text:p text:style-name="P5"><text:s text:c="6"/>builtins.KeyError</text:p>
      <text:p text:style-name="P5"><text:s text:c="6"/>encodings.CodecRegistryError</text:p>
      <text:p text:style-name="P5"><text:s text:c="4"/>builtins.MemoryError</text:p>
      <text:p text:style-name="P5"><text:s text:c="4"/>builtins.NameError</text:p>
      <text:p text:style-name="P5"><text:s text:c="6"/>builtins.UnboundLocalError</text:p>
      <text:p text:style-name="P5"><text:s text:c="4"/>builtins.OSError</text:p>
      <text:p text:style-name="P5"><text:s text:c="6"/>builtins.BlockingIOError</text:p>
      <text:p text:style-name="P5"><text:s text:c="6"/>builtins.ChildProcessError</text:p>
      <text:p text:style-name="P5"><text:s text:c="6"/>builtins.ConnectionError</text:p>
      <text:p text:style-name="P5"><text:s text:c="8"/>builtins.BrokenPipeError</text:p>
      <text:p text:style-name="P5"><text:s text:c="8"/>builtins.ConnectionAbortedError</text:p>
      <text:p text:style-name="P5"><text:s text:c="8"/>builtins.ConnectionRefusedError</text:p>
      <text:p text:style-name="P5"><text:s text:c="8"/>builtins.ConnectionResetError</text:p>
      <text:p text:style-name="P5"><text:s text:c="6"/>builtins.FileExistsError</text:p>
      <text:p text:style-name="P5"><text:s text:c="6"/>builtins.FileNotFoundError</text:p>
      <text:p text:style-name="P5"><text:s text:c="6"/>builtins.InterruptedError</text:p>
      <text:p text:style-name="P5"><text:s text:c="6"/>builtins.IsADirectoryError</text:p>
      <text:p text:style-name="P5"><text:s text:c="6"/>builtins.NotADirectoryError</text:p>
      <text:p text:style-name="P5"><text:s text:c="6"/>builtins.PermissionError</text:p>
      <text:p text:style-name="P5"><text:s text:c="6"/>builtins.ProcessLookupError</text:p>
      <text:p text:style-name="P5"><text:s text:c="6"/>builtins.TimeoutError</text:p>
      <text:p text:style-name="P5"><text:s text:c="6"/>io.UnsupportedOperation</text:p>
      <text:p text:style-name="P5"><text:s text:c="6"/>signal.itimer_error</text:p>
      <text:p text:style-name="P3"><text:s text:c="2"/>builtins.GeneratorExit</text:p>
      <text:p text:style-name="P3"><text:s text:c="2"/>builtins.KeyboardInterrupt</text:p>
      <text:p text:style-name="P3"><text:s text:c="2"/>builtins.SystemExit</text:p>
      <text:p text:style-name="P4"/>
      <text:p text:style-name="P3"/>
      <text:p text:style-name="P3"/>
      <text:p text:style-name="P3"/>
      <text:p text:style-name="P6"><text:s text:c="4"/>builtins.ReferenceError</text:p>
      <text:p text:style-name="P7"><text:s text:c="4"/>builtins.RuntimeError</text:p>
      <text:p text:style-name="P7"><text:s text:c="6"/>builtins.NotImplementedError</text:p>
      <text:p text:style-name="P7"><text:s text:c="6"/>builtins.RecursionError</text:p>
      <text:p text:style-name="P7"><text:s text:c="6"/>_frozen_importlib._DeadlockError</text:p>
      <text:p text:style-name="P7"><text:s text:c="4"/>builtins.StopAsyncIteration</text:p>
      <text:p text:style-name="P6"><text:s text:c="4"/>builtins.StopIteration</text:p>
      <text:p text:style-name="P6"><text:s text:c="4"/>builtins.SyntaxError</text:p>
      <text:p text:style-name="P7"><text:s text:c="6"/>builtins.IndentationError</text:p>
      <text:p text:style-name="P7"><text:s text:c="8"/>builtins.TabError</text:p>
      <text:p text:style-name="P7"><text:s text:c="4"/>builtins.SystemError</text:p>
      <text:p text:style-name="P7"><text:s text:c="6"/>encodings.CodecRegistryError</text:p>
      <text:p text:style-name="P7"><text:s text:c="4"/>builtins.TypeError</text:p>
      <text:p text:style-name="P7"><text:s text:c="4"/>builtins.ValueError</text:p>
      <text:p text:style-name="P7"><text:s text:c="6"/>builtins.UnicodeError</text:p>
      <text:p text:style-name="P7"><text:s text:c="8"/>builtins.UnicodeDecodeError</text:p>
      <text:p text:style-name="P7"><text:s text:c="8"/>builtins.UnicodeEncodeError</text:p>
      <text:p text:style-name="P7"><text:s text:c="8"/>builtins.UnicodeTranslateError</text:p>
      <text:p text:style-name="P7"><text:s text:c="6"/>io.UnsupportedOperation</text:p>
      <text:p text:style-name="P7"><text:s text:c="4"/>builtins.Warning</text:p>
      <text:p text:style-name="P7"><text:s text:c="6"/>builtins.BytesWarning</text:p>
      <text:p text:style-name="P7"><text:s text:c="6"/>builtins.DeprecationWarning</text:p>
      <text:p text:style-name="P7"><text:s text:c="6"/>builtins.EncodingWarning</text:p>
      <text:p text:style-name="P7"><text:s text:c="6"/>builtins.FutureWarning</text:p>
      <text:p text:style-name="P7"><text:s text:c="6"/>builtins.ImportWarning</text:p>
      <text:p text:style-name="P7"><text:s text:c="6"/>builtins.PendingDeprecationWarning</text:p>
      <text:p text:style-name="P7"><text:s text:c="6"/>builtins.ResourceWarning</text:p>
      <text:p text:style-name="P7"><text:s text:c="6"/>builtins.RuntimeWarning</text:p>
      <text:p text:style-name="P7"><text:s text:c="6"/>builtins.SyntaxWarning</text:p>
      <text:p text:style-name="P7"><text:s text:c="6"/>builtins.UnicodeWarning</text:p>
      <text:p text:style-name="P7"><text:s text:c="6"/>builtins.UserWarning</text:p>
      <text:p text:style-name="P7"><text:s text:c="4"/>builtins.ExceptionGroup</text:p>
      <text:p text:style-name="P7"><text:s text:c="4"/>warnings._OptionError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Egyptienne F Black" svg:font-family="'Egyptienne F Black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5in" fo:margin-right="0.5in" style:writing-mode="lr-tb" style:footnote-max-height="0in" loext:margin-gutter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Mertz</meta:initial-creator>
    <meta:creation-date>2023-02-20T14:35:19.420398010</meta:creation-date>
    <dc:date>2023-02-20T15:12:42.681253742</dc:date>
    <dc:creator>David Mertz</dc:creator>
    <meta:editing-duration>PT27M1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76" meta:word-count="76" meta:character-count="2181" meta:non-whitespace-character-count="1779"/>
  </office:meta>
</office:document-meta>
</file>